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d584" officeooo:paragraph-rsid="0014d584"/>
    </style:style>
    <style:style style:name="P2" style:family="paragraph" style:parent-style-name="Standard">
      <style:text-properties officeooo:rsid="00153c55" officeooo:paragraph-rsid="001d82b3"/>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officeooo:rsid="0014d584" officeooo:paragraph-rsid="0014d584" style:font-style-asian="italic" style:font-style-complex="italic"/>
    </style:style>
    <style:style style:name="P5" style:family="paragraph" style:parent-style-name="Standard">
      <style:text-properties fo:font-style="italic" officeooo:paragraph-rsid="00196a10" style:font-style-asian="italic" style:font-style-complex="italic"/>
    </style:style>
    <style:style style:name="P6" style:family="paragraph" style:parent-style-name="Standard">
      <style:text-properties officeooo:rsid="001f780d" officeooo:paragraph-rsid="001f780d"/>
    </style:style>
    <style:style style:name="P7" style:family="paragraph" style:parent-style-name="Standard">
      <style:text-properties officeooo:rsid="0025639f" officeooo:paragraph-rsid="0025639f"/>
    </style:style>
    <style:style style:name="P8" style:family="paragraph" style:parent-style-name="Standard">
      <style:text-properties officeooo:rsid="00285004" officeooo:paragraph-rsid="00285004"/>
    </style:style>
    <style:style style:name="P9" style:family="paragraph" style:parent-style-name="Standard">
      <style:paragraph-properties fo:margin-top="0cm" fo:margin-bottom="0.499cm" loext:contextual-spacing="false"/>
      <style:text-properties fo:font-style="italic" style:font-style-asian="italic" style:font-style-complex="italic"/>
    </style:style>
    <style:style style:name="T1" style:family="text">
      <style:text-properties officeooo:rsid="00196a10"/>
    </style:style>
    <style:style style:name="T2" style:family="text">
      <style:text-properties fo:font-style="normal" style:font-style-asian="normal" style:font-style-complex="normal"/>
    </style:style>
    <style:style style:name="T3" style:family="text">
      <style:text-properties fo:font-style="normal" officeooo:rsid="0019ca5c" style:font-style-asian="normal" style:font-style-complex="normal"/>
    </style:style>
    <style:style style:name="T4" style:family="text">
      <style:text-properties fo:font-style="normal" officeooo:rsid="001be8ed" style:font-style-asian="normal" style:font-style-complex="normal"/>
    </style:style>
    <style:style style:name="T5" style:family="text">
      <style:text-properties fo:font-style="normal" officeooo:rsid="001d82b3" style:font-style-asian="normal" style:font-style-complex="normal"/>
    </style:style>
    <style:style style:name="T6" style:family="text">
      <style:text-properties fo:font-style="normal" officeooo:rsid="001da79d" style:font-style-asian="normal" style:font-style-complex="normal"/>
    </style:style>
    <style:style style:name="T7" style:family="text">
      <style:text-properties fo:font-style="normal" officeooo:rsid="001f780d" style:font-style-asian="normal" style:font-style-complex="normal"/>
    </style:style>
    <style:style style:name="T8" style:family="text">
      <style:text-properties fo:font-style="normal" officeooo:rsid="00215b76" style:font-style-asian="normal" style:font-style-complex="normal"/>
    </style:style>
    <style:style style:name="T9" style:family="text">
      <style:text-properties fo:font-style="normal" officeooo:rsid="00218737" style:font-style-asian="normal" style:font-style-complex="normal"/>
    </style:style>
    <style:style style:name="T10" style:family="text">
      <style:text-properties fo:font-style="normal" officeooo:rsid="00230c75" style:font-style-asian="normal" style:font-style-complex="normal"/>
    </style:style>
    <style:style style:name="T11" style:family="text">
      <style:text-properties fo:font-style="normal" officeooo:rsid="00248e2f" style:font-style-asian="normal" style:font-style-complex="normal"/>
    </style:style>
    <style:style style:name="T12" style:family="text">
      <style:text-properties fo:font-style="normal" officeooo:rsid="0025639f" style:font-style-asian="normal" style:font-style-complex="normal"/>
    </style:style>
    <style:style style:name="T13" style:family="text">
      <style:text-properties fo:font-style="normal" officeooo:rsid="00274ec8" style:font-style-asian="normal" style:font-style-complex="normal"/>
    </style:style>
    <style:style style:name="T14" style:family="text">
      <style:text-properties fo:font-style="normal" officeooo:rsid="00285004"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I have started to look at your function, and here are my thoughts so far.</text:p>
      <text:p text:style-name="P3"/>
      <text:p text:style-name="P3">First, I will likely implement your changes in the sampleOccurrence function rather than create another one. The two functions are too similar and having duplicated code lengthens the time necessary to maintain / update the package and increases error risks.</text:p>
      <text:p text:style-name="P3"/>
      <text:p text:style-name="P3">Of course, I will acknowledge your contribution as a developper to the function.</text:p>
      <text:p text:style-name="P3"/>
      <text:p text:style-name="P3">The main difference between the two functions are with vs. without replacement so it could be switched on/off with an argument. </text:p>
      <text:p text:style-name="P3"/>
      <text:p text:style-name="P5">I have reviewed your changes and although the method is correct it is not memory safe, because it loads all raster values in memory during the sampling process. This is the main reason why I used randomPoints (also because it corrects for sampling probability because cell area decrease with latitude). </text:p>
      <text:p text:style-name="P3"/>
      <text:p text:style-name="P9">I have looked into randomPoints and I think it can be straightforward to implement replacement in this function - but we will have to store a hidden copy in virtualspecies, because I don't think Robert Hijmans will agree to make such a change (he never answered the last mails I sent him...).</text:p>
      <text:p text:style-name="P3">I have a question: why did you change sample for rbinom?</text:p>
      <text:p text:style-name="P3"/>
      <text:p text:style-name="P9">Also, about the false detections of presences in presence only sampling: I agree with your comment. I knew that it was missing when I wrote the function, but I ran out of time so I decided to ignore this aspect until someone asked for it ;) </text:p>
      <text:p text:style-name="P3">I will look into that next week and keep you updated. </text:p>
      <text:p text:style-name="P1"/>
      <text:p text:style-name="P1"/>
      <text:p text:style-name="P1"/>
      <text:p text:style-name="P1"/>
      <text:p text:style-name="P1">Hi Boris,</text:p>
      <text:p text:style-name="P1"/>
      <text:p text:style-name="P1">Thanks for the detailed response. <text:s/></text:p>
      <text:p text:style-name="P1"/>
      <text:p text:style-name="P2">Implementing this as part of sampleOccurrence by <text:span text:style-name="T1">using an argument to select sampling with or without replacement sounds fine. <text:s/>I agree that a separate function creates a lot of duplicated code. <text:s/></text:span><text:span text:style-name="T3">I thought about trying to make randomPoints sample with replacement, but </text:span><text:span text:style-name="T4">I found that code harder to understand and so I couldn’t see a good way to implement replacement. </text:span><text:span text:style-name="T7"><text:s/></text:span><text:span text:style-name="T5">If you think it can be done nicely in that function, I agree that would be the better way to do it. <text:s/></text:span></text:p>
      <text:p text:style-name="P2"><text:span text:style-name="T5"/></text:p>
      <text:p text:style-name="P2"><text:span text:style-name="T5">I </text:span><text:span text:style-name="T6">hadn’t thought about the memory issue with loading all raster values into memory during sampling. <text:s/>That makes sense as a reason to use randomPoints. <text:s/></text:span></text:p>
      <text:p text:style-name="P2"><text:span text:style-name="T6"/></text:p>
      <text:p text:style-name="P6"><text:span text:style-name="T6">I </text:span><text:span text:style-name="T2">changed ‘sample’ for ‘rbinom’ mainly because I found it personally easier to read. <text:s/></text:span><text:span text:style-name="T8">I changed it early on when I was reading through the sampleOccurrence code frequently </text:span><text:span text:style-name="T12">to learn what it was doing</text:span><text:span text:style-name="T8">, and then I never got around to changing it back to using ‘sample’. <text:s/>I had no good reason other than that. <text:s/></text:span><text:span text:style-name="T9">I </text:span><text:soft-page-break/><text:span text:style-name="T10">know that in the presence-only case you were using ‘sample’ to get either 1 or NA, and the change to ‘rbinom’ gives either a 1 or 0, so </text:span><text:span text:style-name="T12">perhaps I</text:span><text:span text:style-name="T10"> </text:span><text:span text:style-name="T11">should have left ‘sample’ in place.</text:span></text:p>
      <text:p text:style-name="P6"><text:span text:style-name="T11"/></text:p>
      <text:p text:style-name="P7"><text:span text:style-name="T11">R</text:span><text:span text:style-name="T2">egarding false detections in presence-only sampling, I also thought about adding this now, but decided I’d wait until I actually need it. <text:s/>I will probably need to include false detections in my simulations at some point during my PhD, so I might get around to adding it within a few months. <text:s/>I don’t think it will be hard to do.</text:span></text:p>
      <text:p text:style-name="P7"><text:span text:style-name="T2"/></text:p>
      <text:p text:style-name="P7"><text:span text:style-name="T2">If you want I can look into adding replacement to the ‘randomPoints’ function. <text:s/>I d</text:span><text:span text:style-name="T13">o</text:span><text:span text:style-name="T2">n’t want to </text:span><text:span text:style-name="T13">create too much extra work for you. <text:s/></text:span><text:span text:style-name="T14">I could work on changing randomPoints and then submit another pull request to you with replacement as an argument in the sampleOccurrence function. <text:s/></text:span></text:p>
      <text:p text:style-name="P7"><text:span text:style-name="T14"/></text:p>
      <text:p text:style-name="P8"><text:span text:style-name="T2">Thanks again for your email.</text:span></text:p>
      <text:p text:style-name="P8"><text:span text:style-name="T2"/></text:p>
      <text:p text:style-name="P8"><text:span text:style-name="T2">Best wishes,</text:span></text:p>
      <text:p text:style-name="P8"><text:span text:style-name="T2">Wills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09:18:15.451474491</meta:creation-date>
    <dc:date>2018-02-19T10:39:09.065485522</dc:date>
    <meta:editing-duration>PT50M4S</meta:editing-duration>
    <meta:editing-cycles>18</meta:editing-cycles>
    <meta:generator>LibreOffice/5.1.6.2$Linux_X86_64 LibreOffice_project/10m0$Build-2</meta:generator>
    <meta:document-statistic meta:table-count="0" meta:image-count="0" meta:object-count="0" meta:page-count="2" meta:paragraph-count="19" meta:word-count="580" meta:character-count="3298" meta:non-whitespace-character-count="2714"/>
  </office:meta>
</office:document-meta>
</file>